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automatic-styles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4d2f2" officeooo:paragraph-rsid="0004d2f2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4a707" officeooo:paragraph-rsid="0004a707"/>
    </style:style>
    <style:style style:name="P7" style:family="paragraph" style:parent-style-name="Text_20_body">
      <style:text-properties officeooo:paragraph-rsid="0004a707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Sprite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102_1013490629" text:style-name="Index_20_Link" text:visited-style-name="Index_20_Link">1. はじめに<text:tab/>3</text:a></text:p>
        </text:index-body>
      </text:table-of-content>
      <text:p text:style-name="P1"/>
      <text:h text:style-name="P6" text:outline-level="1"><text:bookmark-start text:name="__RefHeading___Toc102_1013490629"/>1. はじめに<text:bookmark-end text:name="__RefHeading___Toc102_1013490629"/></text:h>
      <text:p text:style-name="P7"><text:s/>本書は、<text:span text:style-name="T1">V9968プロセッサのスプライト機能について説明する。</text:span></text:p>
      <text:p text:style-name="P7"/>
      <text:p text:style-name="P7"/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UビューEnexus" svg:font-family="UビューEnexus" style:font-adornments="E" style:font-pitch="variable"/>
    <style:font-face style:name="UビューEnexus1" svg:font-family="UビューEnexus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ビューEnexus" fo:font-family="UビューEnexus" style:font-style-name="E" style:font-pitch="variable" style:font-name-asian="UビューEnexus1" style:font-family-asian="UビューEnexus" style:font-style-name-asian="標準" style:font-pitch-asian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09-07T23:08:36.732889800</dc:date>
    <meta:editing-duration>PT17M52S</meta:editing-duration>
    <meta:editing-cycles>2</meta:editing-cycles>
    <meta:generator>LibreOffice/25.2.3.1$Windows_X86_64 LibreOffice_project/d8d1af5f77df955194e52baabe19324532ac8e8b</meta:generator>
    <meta:document-statistic meta:table-count="0" meta:image-count="0" meta:object-count="0" meta:page-count="4" meta:paragraph-count="8" meta:word-count="48" meta:character-count="107" meta:non-whitespace-character-count="99"/>
  </office:meta>
</office:document-meta>
</file>